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8cec" officeooo:paragraph-rsid="001ce72f"/>
    </style:style>
    <style:style style:name="P2" style:family="paragraph" style:parent-style-name="Standard">
      <style:paragraph-properties fo:text-align="start" style:justify-single-word="false"/>
      <style:text-properties officeooo:rsid="000c8c35" officeooo:paragraph-rsid="001ce72f"/>
    </style:style>
    <style:style style:name="P3" style:family="paragraph" style:parent-style-name="Standard">
      <style:paragraph-properties fo:text-align="start" style:justify-single-word="false"/>
      <style:text-properties fo:color="#c9211e" fo:font-size="16pt" style:text-underline-style="solid" style:text-underline-width="auto" style:text-underline-color="font-color" fo:font-weight="bold" officeooo:rsid="000b2327" officeooo:paragraph-rsid="001ce72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4b12" fo:font-size="16pt" style:text-underline-style="solid" style:text-underline-width="auto" style:text-underline-color="font-color" fo:font-weight="bold" officeooo:rsid="000c40df" officeooo:paragraph-rsid="001ce72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6pt" fo:font-weight="bold" officeooo:rsid="000c40df" officeooo:paragraph-rsid="001ce72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6pt" fo:font-weight="bold" officeooo:rsid="000c8c35" officeooo:paragraph-rsid="001ce72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6pt" fo:font-weight="bold" officeooo:rsid="001d6e3e" officeooo:paragraph-rsid="001d6e3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weight="bold" officeooo:rsid="000d8cec" officeooo:paragraph-rsid="001ce72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font-weight="bold" officeooo:rsid="001d6e3e" officeooo:paragraph-rsid="001d6e3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c8c35" officeooo:paragraph-rsid="001ce72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d8cec" officeooo:paragraph-rsid="001ce72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6e3e" officeooo:paragraph-rsid="001d6e3e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d8cec" style:font-size-asian="16pt" style:font-weight-asian="bold" style:font-size-complex="16pt" style:font-weight-complex="bold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officeooo:rsid="000c40df" style:font-size-asian="16pt" style:font-weight-asian="bold" style:font-size-complex="16pt" style:font-weight-complex="bold"/>
    </style:style>
    <style:style style:name="T5" style:family="text">
      <style:text-properties officeooo:rsid="001d6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QUETE MYSQL:</text:p>
      <text:p text:style-name="P3"/>
      <text:p text:style-name="P4">TABLE:</text:p>
      <text:p text:style-name="P5">USERS:</text:p>
      <text:p text:style-name="P8">id_users</text:p>
      <text:p text:style-name="P8">pseudo</text:p>
      <text:p text:style-name="P8">nom</text:p>
      <text:p text:style-name="P8">prenom</text:p>
      <text:p text:style-name="P8">email</text:p>
      <text:p text:style-name="P1"><text:span text:style-name="T4">p</text:span><text:span text:style-name="T3">assword</text:span></text:p>
      <text:p text:style-name="P8">role</text:p>
      <text:p text:style-name="P8"/>
      <text:p text:style-name="P6">CATEGORIES:</text:p>
      <text:p text:style-name="P8">id_categorie</text:p>
      <text:p text:style-name="P8">categorie</text:p>
      <text:p text:style-name="P10"/>
      <text:p text:style-name="P6">ARTICLE:</text:p>
      <text:p text:style-name="P8">id_article</text:p>
      <text:p text:style-name="P8">id_categorie</text:p>
      <text:p text:style-name="P8">titre</text:p>
      <text:p text:style-name="P8">auteur</text:p>
      <text:p text:style-name="P8">contenue</text:p>
      <text:p text:style-name="P8">imag<text:span text:style-name="T5">e</text:span></text:p>
      <text:p text:style-name="P9">type</text:p>
      <text:p text:style-name="P8">date_maj</text:p>
      <text:p text:style-name="P8">date_publication</text:p>
      <text:p text:style-name="P8"/>
      <text:p text:style-name="P7">EMPRUNT:</text:p>
      <text:p text:style-name="P9">id_emprunt</text:p>
      <text:p text:style-name="P9">id_article</text:p>
      <text:p text:style-name="P12">id_categorie</text:p>
      <text:p text:style-name="P12"/>
      <text:p text:style-name="P6">HISTORIQUE:</text:p>
      <text:p text:style-name="P10">id_historique</text:p>
      <text:p text:style-name="P10">id_users</text:p>
      <text:p text:style-name="P10">id_categorie</text:p>
      <text:p text:style-name="P10"/>
      <text:p text:style-name="P10"/>
      <text:p text:style-name="P10"/>
      <text:p text:style-name="P6"><text:soft-page-break/>RETARD:</text:p>
      <text:p text:style-name="P10">id_retard</text:p>
      <text:p text:style-name="P10">id_users</text:p>
      <text:p text:style-name="P2"><text:span text:style-name="T2">date</text:span><text:span text:style-name="T1">_</text:span><text:span text:style-name="T2">rendre</text:span></text:p>
      <text:p text:style-name="P11">temps_reta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58.009473449</meta:creation-date>
    <dc:date>2022-04-19T11:54:10.035188285</dc:date>
    <meta:editing-duration>PT7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37" meta:character-count="311" meta:non-whitespace-character-count="310"/>
  </office:meta>
</office:document-meta>
</file>